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9f5" officeooo:paragraph-rsid="0008d9f5"/>
    </style:style>
    <style:style style:name="T1" style:family="text">
      <style:text-properties officeooo:rsid="000957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Dr. Gross,</text:p>
      <text:p text:style-name="P1"/>
      <text:p text:style-name="P1"><text:s text:c="2"/>I have consulted my coauthors for a last check on the article and we made a few</text:p>
      <text:p text:style-name="P1">small changes to the text:</text:p>
      <text:p text:style-name="P1"/>
      <text:p text:style-name="P1"><text:s/>- We added "Open" in the title to avoid confusion.</text:p>
      <text:p text:style-name="P1"><text:s/>- The section "Current offerings" was renamed "Preprint server roundup". This</text:p>
      <text:p text:style-name="P1">section is now intended to be a box with a table at the beginning and a very</text:p>
      <text:p text:style-name="P1">short text for each of the main server<text:span text:style-name="T1">s</text:span>.</text:p>
      <text:p text:style-name="P1"><text:s/>- We removed the word "censorship" in the discussion. It was considered too</text:p>
      <text:p text:style-name="P1">strong by a few of us.</text:p>
      <text:p text:style-name="P1"><text:s/>- We fixed a few typos.</text:p>
      <text:p text:style-name="P1"/>
      <text:p text:style-name="P1">The text is written with PLOS' LaTeX template, <text:span text:style-name="T1">since there were no </text:span>instruction<text:span text:style-name="T1">s</text:span> on formatting LaTeX files, I assumed <text:span text:style-name="T1">we</text:span> had no further formatting to do.</text:p>
      <text:p text:style-name="P1"/>
      <text:p text:style-name="P1">Best regards,</text:p>
      <text:p text:style-name="P1">On behalf of the authors,</text:p>
      <text:p text:style-name="P1"/>
      <text:p text:style-name="P1">Philippe Desjardins-Proulx</text:p>
      <text:p text:style-name="P1">Theoretical Ecosystem Ecology laboratory, Université du Québec, Canad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Desjardins-Proulx</meta:initial-creator>
    <meta:creation-date>2013-03-06T11:01:08</meta:creation-date>
    <dc:date>2013-03-06T11:18:30</dc:date>
    <dc:creator>Philippe Desjardins-Proulx</dc:creator>
    <meta:editing-duration>P0D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15" meta:word-count="139" meta:character-count="776" meta:non-whitespace-character-count="646"/>
  </office:meta>
</office:document-meta>
</file>